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0b1" officeooo:paragraph-rsid="0016f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DOCUMENT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2:04:32.539388614</meta:creation-date>
    <dc:date>2020-07-20T12:05:24.524567533</dc:date>
    <meta:editing-duration>PT52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